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1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table:number-columns-repeated="9"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table:number-columns-repeated="9"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table:number-columns-repeated="9"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table:number-columns-repeated="9"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6"/>
          <table:table-cell table:style-name="ce4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table:number-columns-repeated="9"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table:number-columns-repeated="9"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style-name="ce2"/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4:27:37.79829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7-08T14:39:50.523088159</dc:date>
    <meta:editing-duration>PT5H43M24S</meta:editing-duration>
    <meta:editing-cycles>38</meta:editing-cycles>
    <meta:generator>LibreOffice/6.4.7.2$Linux_X86_64 LibreOffice_project/40$Build-2</meta:generator>
    <meta:document-statistic meta:table-count="1" meta:cell-count="536" meta:object-count="0"/>
  </office:meta>
</office:document-meta>
</file>